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688" officeooo:paragraph-rsid="000ae688"/>
    </style:style>
    <style:style style:name="P2" style:family="paragraph" style:parent-style-name="Standard">
      <style:text-properties officeooo:rsid="000b6c69" officeooo:paragraph-rsid="000b6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UmarMukthar.A.</text:p>
      <text:p text:style-name="P2">I am always working on 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6:41:21.640997165</meta:creation-date>
    <dc:date>2025-07-23T07:03:31.919745701</dc:date>
    <meta:editing-duration>PT1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0" meta:character-count="47" meta:non-whitespace-character-count="39"/>
  </office:meta>
</office:document-meta>
</file>